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6.75cm" fo:min-width="25.25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hatch" draw:fill-hatch-name="Blue_20_45_20_Degrees" draw:textarea-horizontal-align="justify" draw:textarea-vertical-align="middle" draw:auto-grow-height="false" fo:min-height="2.644cm" fo:min-width="2.64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25cm" fo:min-width="2.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144cm" fo:min-width="2.39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25cm" fo:min-width="2.5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144cm" fo:min-width="2.394cm" fo:padding-top="0.178cm" fo:padding-bottom="0.178cm" fo:padding-left="0.303cm" fo:padding-right="0.303cm"/>
    </style:style>
    <style:style style:name="gr7" style:family="graphic" style:parent-style-name="objectwithoutfill">
      <style:graphic-properties draw:stroke="dash" draw:stroke-dash="Double_20_Dash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5.75cm" fo:min-width="2.75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394cm" fo:min-width="2.644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11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6d6d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80808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23cm" fo:min-width="0.282cm" fo:padding-top="0.151cm" fo:padding-bottom="0.151cm" fo:padding-left="0.276cm" fo:padding-right="0.276cm" draw:shadow="hidden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194cm" fo:padding-top="0.151cm" fo:padding-bottom="0.151cm" fo:padding-left="0.276cm" fo:padding-right="0.276cm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098cm" fo:padding-top="0.151cm" fo:padding-bottom="0.151cm" fo:padding-left="0.276cm" fo:padding-right="0.276cm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23cm" fo:min-width="0.282cm" fo:padding-top="0.151cm" fo:padding-bottom="0.151cm" fo:padding-left="0.276cm" fo:padding-right="0.276cm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194cm" fo:padding-top="0.151cm" fo:padding-bottom="0.151cm" fo:padding-left="0.276cm" fo:padding-right="0.276cm" draw:shadow="hidden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098cm" fo:padding-top="0.151cm" fo:padding-bottom="0.151cm" fo:padding-left="0.276cm" fo:padding-right="0.276cm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none" svg:stroke-width="0.081cm" svg:stroke-color="#3465a4" draw:marker-start="" draw:marker-start-width="0.269cm" draw:marker-start-center="false" draw:marker-end="" draw:marker-end-width="0.269cm" draw:marker-end-center="false" svg:stroke-opacity="100%" draw:stroke-linejoin="round" svg:stroke-linecap="round" draw:fill="gradient" draw:fill-color="#ffffff" draw:fill-gradient-name="Gradient_20_31" draw:opacity="100%" draw:textarea-horizontal-align="justify" draw:textarea-vertical-align="middle" draw:auto-grow-height="false" draw:fit-to-size="false" style:shrink-to-fit="false" fo:min-height="0.454cm" fo:min-width="1.345cm" fo:padding-top="0.148cm" fo:padding-bottom="0.148cm" fo:padding-left="0.273cm" fo:padding-right="0.273cm" fo:wrap-option="wrap" draw:shadow="hidden" draw:shadow-offset-x="0cm" draw:shadow-offset-y="0.141cm" draw:shadow-color="#81d41a"/>
    </style:style>
    <style:style style:name="gr24" style:family="graphic" style:parent-style-name="standard" style:list-style-name="L1">
      <style:graphic-properties draw:stroke="none" svg:stroke-width="0.081cm" svg:stroke-color="#3465a4" draw:marker-start="" draw:marker-start-width="0.269cm" draw:marker-start-center="false" draw:marker-end="" draw:marker-end-width="0.269cm" draw:marker-end-center="false" svg:stroke-opacity="100%" draw:stroke-linejoin="round" svg:stroke-linecap="round" draw:fill="gradient" draw:fill-color="#ffffff" draw:fill-gradient-name="Gradient_20_31" draw:opacity="100%" draw:textarea-horizontal-align="justify" draw:textarea-vertical-align="middle" draw:auto-grow-height="false" draw:fit-to-size="false" style:shrink-to-fit="false" fo:min-height="0.454cm" fo:min-width="1.345cm" fo:padding-top="0.148cm" fo:padding-bottom="0.148cm" fo:padding-left="0.273cm" fo:padding-right="0.273cm" fo:wrap-option="wrap" draw:shadow="hidden" draw:shadow-offset-x="0cm" draw:shadow-offset-y="0.141cm" draw:shadow-color="#81d41a"/>
    </style:style>
    <style:style style:name="gr25" style:family="graphic" style:parent-style-name="standard" style:list-style-name="L1">
      <style:graphic-properties draw:stroke="none" svg:stroke-width="0.081cm" svg:stroke-color="#3465a4" draw:marker-start="" draw:marker-start-width="0.269cm" draw:marker-start-center="false" draw:marker-end="" draw:marker-end-width="0.269cm" draw:marker-end-center="false" svg:stroke-opacity="100%" draw:stroke-linejoin="round" svg:stroke-linecap="round" draw:fill="gradient" draw:fill-color="#ffffff" draw:fill-gradient-name="Gradient_20_31" draw:opacity="100%" draw:textarea-horizontal-align="justify" draw:textarea-vertical-align="middle" draw:auto-grow-height="false" draw:fit-to-size="false" style:shrink-to-fit="false" fo:min-height="0.454cm" fo:min-width="1.345cm" fo:padding-top="0.148cm" fo:padding-bottom="0.148cm" fo:padding-left="0.273cm" fo:padding-right="0.273cm" fo:wrap-option="wrap" draw:shadow="hidden" draw:shadow-offset-x="0cm" draw:shadow-offset-y="0.141cm" draw:shadow-color="#81d41a"/>
    </style:style>
    <style:style style:name="gr26" style:family="graphic" style:parent-style-name="standard" style:list-style-name="L1">
      <style:graphic-properties draw:stroke="none" svg:stroke-width="0.081cm" svg:stroke-color="#3465a4" draw:marker-start="" draw:marker-start-width="0.269cm" draw:marker-start-center="false" draw:marker-end="" draw:marker-end-width="0.269cm" draw:marker-end-center="false" svg:stroke-opacity="100%" draw:stroke-linejoin="round" svg:stroke-linecap="round" draw:fill="gradient" draw:fill-color="#ffffff" draw:fill-gradient-name="Gradient_20_31" draw:opacity="100%" draw:textarea-horizontal-align="justify" draw:textarea-vertical-align="middle" draw:auto-grow-height="false" draw:fit-to-size="false" style:shrink-to-fit="false" fo:min-height="0.454cm" fo:min-width="1.345cm" fo:padding-top="0.148cm" fo:padding-bottom="0.148cm" fo:padding-left="0.273cm" fo:padding-right="0.273cm" fo:wrap-option="wrap" draw:shadow="hidden" draw:shadow-offset-x="0cm" draw:shadow-offset-y="0.141cm" draw:shadow-color="#81d41a"/>
    </style:style>
    <style:style style:name="gr2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23cm" fo:min-width="0.282cm" fo:padding-top="0.151cm" fo:padding-bottom="0.151cm" fo:padding-left="0.276cm" fo:padding-right="0.276cm" draw:shadow="hidden" draw:shadow-offset-x="0cm" draw:shadow-offset-y="0cm" draw:shadow-color="#729fcf"/>
    </style:style>
    <style:style style:name="gr2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194cm" fo:padding-top="0.151cm" fo:padding-bottom="0.151cm" fo:padding-left="0.276cm" fo:padding-right="0.276cm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098cm" fo:padding-top="0.151cm" fo:padding-bottom="0.151cm" fo:padding-left="0.276cm" fo:padding-right="0.276cm" draw:shadow="hidden" draw:shadow-offset-x="0cm" draw:shadow-offset-y="0cm" draw:shadow-color="#729fcf"/>
    </style:style>
    <style:style style:name="gr32" style:family="graphic" style:parent-style-name="standard" style:list-style-name="L1">
      <style:graphic-properties draw:stroke="solid" draw:stroke-dash="Dashed_20__28_var_29__20_4" svg:stroke-width="0.028cm" svg:stroke-color="#ffd428" draw:marker-start="" draw:marker-start-width="0.242cm" draw:marker-start-center="false" draw:marker-end="" draw:marker-end-width="0.242cm" draw:marker-end-center="false" draw:stroke-linejoin="round" svg:stroke-linecap="round" draw:fill="solid" draw:fill-color="#ffd428" draw:textarea-horizontal-align="center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draw:stroke-dash="Dashed_20__28_var_29__20_4" svg:stroke-width="0.028cm" svg:stroke-color="#ffd428" draw:marker-start="" draw:marker-start-width="0.242cm" draw:marker-start-center="false" draw:marker-end="" draw:marker-end-width="0.242cm" draw:marker-end-center="false" draw:stroke-linejoin="round" svg:stroke-linecap="round" draw:fill="solid" draw:fill-color="#ffd428" draw:textarea-horizontal-align="center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draw:stroke-dash="_33__20_Dashes_20_3_20_Dots_20__28_var_29_" svg:stroke-width="0.353cm" svg:stroke-color="#000000" draw:marker-start="Arrowheads_20_2" draw:marker-start-width="0.729cm" draw:marker-start-center="false" draw:marker-end="" draw:marker-end-width="0.729cm" draw:marker-end-center="false" draw:fill="none" draw:fill-color="#729fcf" draw:textarea-horizontal-align="center" draw:textarea-vertical-align="middle" fo:padding-top="0.301cm" fo:padding-bottom="0.301cm" fo:padding-left="0.426cm" fo:padding-right="0.426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.081cm" svg:stroke-color="#e8a202" draw:marker-start="" draw:marker-start-width="0.269cm" draw:marker-start-center="false" draw:marker-end="" draw:marker-end-width="0.269cm" draw:marker-end-center="false" draw:stroke-linejoin="round" svg:stroke-linecap="round" draw:fill="solid" draw:fill-color="#ffd428" draw:textarea-horizontal-align="justify" draw:textarea-vertical-align="middle" draw:auto-grow-height="false" draw:fit-to-size="false" style:shrink-to-fit="false" fo:min-height="1.33cm" fo:min-width="1.08cm" fo:padding-top="0.148cm" fo:padding-bottom="0.148cm" fo:padding-left="0.273cm" fo:padding-right="0.273cm" fo:wrap-option="wrap" draw:shadow="visible" draw:shadow-offset-x="0.071cm" draw:shadow-offset-y="0.071cm" draw:shadow-color="#cccccc"/>
    </style:style>
    <style:style style:name="gr71" style:family="graphic" style:parent-style-name="standard" style:list-style-name="L1">
      <style:graphic-properties draw:stroke="solid" svg:stroke-width="0.081cm" svg:stroke-color="#ed4c05" draw:marker-start="" draw:marker-start-width="0.269cm" draw:marker-start-center="false" draw:marker-end="" draw:marker-end-width="0.269cm" draw:marker-end-center="false" draw:stroke-linejoin="round" svg:stroke-linecap="round" draw:fill="solid" draw:fill-color="#ff5429" draw:textarea-horizontal-align="justify" draw:textarea-vertical-align="middle" draw:auto-grow-height="false" draw:fit-to-size="false" style:shrink-to-fit="false" fo:min-height="1.33cm" fo:min-width="1.08cm" fo:padding-top="0.148cm" fo:padding-bottom="0.148cm" fo:padding-left="0.273cm" fo:padding-right="0.273cm" fo:wrap-option="wrap" draw:shadow="visible" draw:shadow-offset-x="0.071cm" draw:shadow-offset-y="0.071cm" draw:shadow-color="#cccccc"/>
    </style:style>
    <style:style style:name="gr72" style:family="graphic" style:parent-style-name="standard" style:list-style-name="L1">
      <style:graphic-properties draw:stroke="solid" svg:stroke-width="0.081cm" svg:stroke-color="#ea7500" draw:marker-start="" draw:marker-start-width="0.269cm" draw:marker-start-center="false" draw:marker-end="" draw:marker-end-width="0.269cm" draw:marker-end-center="false" draw:stroke-linejoin="round" svg:stroke-linecap="round" draw:fill="solid" draw:fill-color="#ff860d" draw:textarea-horizontal-align="justify" draw:textarea-vertical-align="middle" draw:auto-grow-height="false" draw:fit-to-size="false" style:shrink-to-fit="false" fo:min-height="1.33cm" fo:min-width="1.08cm" fo:padding-top="0.148cm" fo:padding-bottom="0.148cm" fo:padding-left="0.273cm" fo:padding-right="0.273cm" fo:wrap-option="wrap" draw:shadow="visible" draw:shadow-offset-x="0.071cm" draw:shadow-offset-y="0.071cm" draw:shadow-color="#cccccc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7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49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9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28cm" svg:stroke-color="#ffd428" draw:marker-start="" draw:marker-start-width="0.242cm" draw:marker-start-center="false" draw:marker-end="" draw:marker-end-width="0.242cm" draw:marker-end-center="false" draw:stroke-linejoin="round" svg:stroke-linecap="round" draw:fill="solid" draw:fill-color="#ffd428" draw:textarea-horizontal-align="center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draw:stroke-dash="Dashed_20__28_var_29__20_4" svg:stroke-width="0.028cm" svg:stroke-color="#ffd428" draw:marker-start="" draw:marker-start-width="0.242cm" draw:marker-start-center="false" draw:marker-end="" draw:marker-end-width="0.242cm" draw:marker-end-center="false" draw:stroke-linejoin="round" svg:stroke-linecap="round" draw:fill="solid" draw:fill-color="#ffd428" draw:textarea-horizontal-align="center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83" style:family="graphic" style:parent-style-name="standard" style:list-style-name="L1">
      <style:graphic-properties draw:stroke="none" svg:stroke-width="0.081cm" svg:stroke-color="#3465a4" draw:marker-start="" draw:marker-start-width="0.269cm" draw:marker-start-center="false" draw:marker-end="" draw:marker-end-width="0.269cm" draw:marker-end-center="false" svg:stroke-opacity="100%" draw:stroke-linejoin="round" svg:stroke-linecap="round" draw:fill="gradient" draw:fill-color="#ffffff" draw:fill-gradient-name="Gradient_20_31" draw:opacity="100%" draw:textarea-horizontal-align="justify" draw:textarea-vertical-align="middle" draw:auto-grow-height="false" draw:fit-to-size="false" style:shrink-to-fit="false" fo:min-height="0.454cm" fo:min-width="1.345cm" fo:padding-top="0.148cm" fo:padding-bottom="0.148cm" fo:padding-left="0.273cm" fo:padding-right="0.273cm" fo:wrap-option="wrap" draw:shadow="hidden" draw:shadow-offset-x="0cm" draw:shadow-offset-y="0.141cm" draw:shadow-color="#81d41a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85" style:family="graphic" style:parent-style-name="standard">
      <style:graphic-properties draw:stroke="dash" draw:stroke-dash="Double_20_Dash"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5.948cm" fo:padding-top="0.151cm" fo:padding-bottom="0.151cm" fo:padding-left="0.276cm" fo:padding-right="0.27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25cm" fo:min-width="0.855cm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ue_20_45_20_Degrees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36pt"/>
    </style:style>
    <style:style style:name="P5" style:family="paragraph">
      <loext:graphic-properties draw:fill="solid" draw:fill-color="#ff6d6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gradient" draw:fill-color="#ffffff" draw:fill-gradient-name="Gradient_20_31" draw:opacity="100%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5429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6pt"/>
    </style:style>
    <style:style style:name="P22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6pt"/>
    </style:style>
    <style:style style:name="T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5.75cm" svg:height="17cm" svg:x="1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3cm" svg:x="2.75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3cm" svg:x="23.25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0.5cm" svg:x="8.5cm" svg:y="18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5cm" svg:x="16.4cm" svg:y="18.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.5cm" svg:x="9.4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1.5cm" svg:x="9.4cm" svg:y="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1.5cm" svg:x="17.7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1.5cm" svg:x="13.6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1.5cm" svg:x="9.4cm" svg:y="7.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cm" svg:y1="14.5cm" svg:x2="27.25cm" svg:y2="14.5cm">
          <text:p/>
        </draw:line>
        <draw:custom-shape draw:style-name="gr8" draw:text-style-name="P1" draw:layer="layout" svg:width="3.25cm" svg:height="6cm" svg:x="13.5cm" svg:y="5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25cm" svg:height="2.75cm" svg:x="17.6cm" svg:y="5.25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5.75cm" svg:height="2.25cm" svg:x="11.75cm" svg:y="15.5cm">
          <draw:text-box>
            <text:p text:style-name="P3"><text:span text:style-name="T1">Зрители</text:span></text:p>
          </draw:text-box>
        </draw:frame>
        <draw:custom-shape draw:style-name="gr6" draw:text-style-name="P1" draw:layer="layout" svg:width="3cm" svg:height="1.5cm" svg:x="17.7cm" svg:y="11.1cm">
          <text:p/>
          <draw:enhanced-geometry svg:viewBox="0 0 21600 21600" draw:type="rectangle" draw:enhanced-path="M 0 0 L 21600 0 21600 21600 0 21600 0 0 Z N"/>
        </draw:custom-shape>
        <draw:g draw:name="flag-red">
          <draw:path draw:style-name="gr11" draw:text-style-name="P5" draw:layer="layout" svg:width="0.784cm" svg:height="0.705cm" svg:x="20.865cm" svg:y="9.845cm" svg:viewBox="0 0 785 706" svg:d="M38 0c-20 0-38 20-38 45 0 206 0 412 0 613 0 35 28 55 53 45 236-88 473-178 706-269 33-10 36-65 3-83-234-115-470-231-704-348-8-3-13-3-20-3z">
            <text:p/>
          </draw:path>
          <draw:path draw:style-name="gr12" draw:text-style-name="P6" draw:layer="layout" svg:width="0.157cm" svg:height="1.254cm" svg:x="20.629cm" svg:y="9.845cm" svg:viewBox="0 0 158 1255" svg:d="M78 0c-43 0-78 35-78 78 0 366 0 733 0 1099 0 43 33 78 78 78 40 0 80-35 80-78 0-366 0-733 0-1099 0-43-35-78-80-78z">
            <text:p/>
          </draw:path>
        </draw:g>
        <draw:g draw:name="laptop">
          <draw:custom-shape draw:style-name="gr13" draw:text-style-name="P7" draw:layer="layout" svg:width="0.834cm" svg:height="0.525cm" svg:x="18.083cm" svg:y="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4" draw:text-style-name="P8" draw:layer="layout" svg:width="0.666cm" svg:height="0.375cm" svg:x="18.167cm" svg:y="3.275cm">
            <text:p/>
          </draw:rect>
          <draw:custom-shape draw:style-name="gr15" draw:text-style-name="P7" draw:layer="layout" svg:width="1cm" svg:height="0.225cm" svg:x="18cm" svg:y="3.722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6" draw:text-style-name="P9" draw:layer="layout" svg:width="0.166cm" svg:height="0.039cm" svg:x="18.417cm" svg:y="3.872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" draw:text-style-name="P7" draw:layer="layout" svg:width="0.834cm" svg:height="0.114cm" svg:x="18.083cm" svg:y="3.76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laptop_0">
          <draw:custom-shape draw:style-name="gr18" draw:text-style-name="P7" draw:layer="layout" svg:width="0.834cm" svg:height="0.525cm" svg:x="13.984cm" svg:y="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9" draw:text-style-name="P8" draw:layer="layout" svg:width="0.666cm" svg:height="0.375cm" svg:x="14.068cm" svg:y="3.275cm">
            <text:p/>
          </draw:rect>
          <draw:custom-shape draw:style-name="gr20" draw:text-style-name="P7" draw:layer="layout" svg:width="1cm" svg:height="0.225cm" svg:x="13.901cm" svg:y="3.722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9" draw:layer="layout" svg:width="0.166cm" svg:height="0.039cm" svg:x="14.318cm" svg:y="3.872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2" draw:text-style-name="P7" draw:layer="layout" svg:width="0.834cm" svg:height="0.114cm" svg:x="13.984cm" svg:y="3.76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name="striped-right-arrow" draw:style-name="gr23" draw:text-style-name="P10" draw:layer="layout" svg:width="2.5cm" svg:height="1.5cm" svg:x="24.5cm" svg:y="2.5cm">
          <text:p/>
          <draw:enhanced-geometry draw:mirror-horizontal="false" draw:mirror-vertical="false" svg:viewBox="0 0 0 0" draw:text-areas="?f4 ?f9 ?f13 ?f1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range-y-minimum="0" draw:handle-range-y-maximum="100000" draw:handle-position="0 ?f9"/>
            <draw:handle draw:handle-range-x-minimum="0" draw:handle-range-x-maximum="?f1" draw:handle-position="?f6 0"/>
          </draw:enhanced-geometry>
        </draw:custom-shape>
        <draw:custom-shape draw:name="striped-right-arrow_0" draw:style-name="gr24" draw:text-style-name="P10" draw:layer="layout" svg:width="2.5cm" svg:height="1.5cm" svg:x="3.001cm" svg:y="2.501cm">
          <text:p/>
          <draw:enhanced-geometry draw:mirror-horizontal="true" draw:mirror-vertical="false" svg:viewBox="0 0 0 0" draw:text-areas="?f4 ?f9 ?f13 ?f1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range-y-minimum="0" draw:handle-range-y-maximum="100000" draw:handle-position="0 ?f9"/>
            <draw:handle draw:handle-range-x-minimum="0" draw:handle-range-x-maximum="?f1" draw:handle-position="?f6 0"/>
          </draw:enhanced-geometry>
        </draw:custom-shape>
        <draw:custom-shape draw:name="striped-right-arrow_1" draw:style-name="gr25" draw:text-style-name="P10" draw:layer="layout" svg:width="2.5cm" svg:height="1.5cm" draw:transform="rotate (-1.58231549985806) translate (18.829cm 15.25cm)">
          <text:p/>
          <draw:enhanced-geometry draw:mirror-horizontal="false" draw:mirror-vertical="false" svg:viewBox="0 0 0 0" draw:text-areas="?f4 ?f9 ?f13 ?f1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range-y-minimum="0" draw:handle-range-y-maximum="100000" draw:handle-position="0 ?f9"/>
            <draw:handle draw:handle-range-x-minimum="0" draw:handle-range-x-maximum="?f1" draw:handle-position="?f6 0"/>
          </draw:enhanced-geometry>
        </draw:custom-shape>
        <draw:custom-shape draw:name="striped-right-arrow_2" draw:style-name="gr26" draw:text-style-name="P10" draw:layer="layout" svg:width="2.5cm" svg:height="1.5cm" draw:transform="rotate (-1.58231549985806) translate (10.823cm 15.248cm)">
          <text:p/>
          <draw:enhanced-geometry draw:mirror-horizontal="false" draw:mirror-vertical="false" svg:viewBox="0 0 0 0" draw:text-areas="?f4 ?f9 ?f13 ?f1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range-y-minimum="0" draw:handle-range-y-maximum="100000" draw:handle-position="0 ?f9"/>
            <draw:handle draw:handle-range-x-minimum="0" draw:handle-range-x-maximum="?f1" draw:handle-position="?f6 0"/>
          </draw:enhanced-geometry>
        </draw:custom-shape>
        <draw:g draw:name="laptop_1">
          <draw:custom-shape draw:style-name="gr27" draw:text-style-name="P7" draw:layer="layout" svg:width="0.834cm" svg:height="0.525cm" svg:x="18.084cm" svg:y="1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8" draw:text-style-name="P8" draw:layer="layout" svg:width="0.666cm" svg:height="0.375cm" svg:x="18.168cm" svg:y="11.475cm">
            <text:p/>
          </draw:rect>
          <draw:custom-shape draw:style-name="gr29" draw:text-style-name="P7" draw:layer="layout" svg:width="1cm" svg:height="0.225cm" svg:x="18.001cm" svg:y="11.922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9" draw:layer="layout" svg:width="0.166cm" svg:height="0.039cm" svg:x="18.418cm" svg:y="12.072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7" draw:layer="layout" svg:width="0.834cm" svg:height="0.114cm" svg:x="18.084cm" svg:y="11.96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status-warning">
          <draw:path draw:style-name="gr32" draw:text-style-name="P11" draw:layer="layout" svg:width="1.393cm" svg:height="1.016cm" svg:x="24.206cm" svg:y="6.733cm" svg:viewBox="0 0 1394 1017" svg:d="M0 1017c466 0 928 0 1394 0-231-340-466-677-694-1017-234 340-469 677-700 1017z">
            <text:p/>
          </draw:path>
          <draw:path draw:style-name="gr33" draw:text-style-name="P12" draw:layer="layout" svg:width="0.183cm" svg:height="0.676cm" draw:transform="rotate (-3.14159265358979) translate (24.9961379559138cm 7.66597533213912cm)" svg:viewBox="0 0 184 677" svg:d="M184 0c0 47 0 89 0 136-61 0-125 0-184 0 0-47 0-89 0-136 59 0 123 0 184 0zM184 203c0 157 0 316 0 474-61 0-125 0-184 0 0-158 0-317 0-474 59 0 123 0 184 0z">
            <text:p/>
          </draw:path>
        </draw:g>
        <draw:g draw:name="status-warning_0">
          <draw:path draw:style-name="gr34" draw:text-style-name="P11" draw:layer="layout" svg:width="1.393cm" svg:height="1.016cm" svg:x="3.706cm" svg:y="6.734cm" svg:viewBox="0 0 1394 1017" svg:d="M0 1017c466 0 928 0 1394 0-231-340-466-677-694-1017-234 340-469 677-700 1017z">
            <text:p/>
          </draw:path>
          <draw:path draw:style-name="gr35" draw:text-style-name="P12" draw:layer="layout" svg:width="0.183cm" svg:height="0.676cm" draw:transform="rotate (-3.14159265358979) translate (4.49613795591385cm 7.66697533213912cm)" svg:viewBox="0 0 184 677" svg:d="M184 0c0 47 0 89 0 136-61 0-125 0-184 0 0-47 0-89 0-136 59 0 123 0 184 0zM184 203c0 157 0 316 0 474-61 0-125 0-184 0 0-158 0-317 0-474 59 0 123 0 184 0z">
            <text:p/>
          </draw:path>
        </draw:g>
        <draw:g draw:name="view-calendar">
          <draw:custom-shape draw:style-name="gr36" draw:text-style-name="P13" draw:layer="layout" svg:width="1cm" svg:height="1cm" svg:x="9.75cm" svg:y="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37" draw:text-style-name="P14" draw:layer="layout" svg:width="0.499cm" svg:height="0.437cm" svg:x="9.999cm" svg:y="3.311cm" svg:viewBox="0 0 500 438" draw:points="0,438 500,438 500,0 0,0">
            <text:p/>
          </draw:polygon>
          <draw:polygon draw:style-name="gr38" draw:text-style-name="P15" draw:layer="layout" svg:width="0.061cm" svg:height="0.124cm" draw:transform="rotate (-1.5707963267949) translate (10.186cm 3.249cm)" svg:viewBox="0 0 62 125" draw:points="0,125 62,125 62,0 0,0">
            <text:p/>
          </draw:polygon>
          <draw:polygon draw:style-name="gr39" draw:text-style-name="P15" draw:layer="layout" svg:width="0.061cm" svg:height="0.124cm" draw:transform="rotate (-1.5707963267949) translate (10.436cm 3.249cm)" svg:viewBox="0 0 62 125" draw:points="0,125 62,125 62,0 0,0">
            <text:p/>
          </draw:polygon>
          <draw:polygon draw:style-name="gr40" draw:text-style-name="P15" draw:layer="layout" svg:width="0.061cm" svg:height="0.061cm" draw:transform="rotate (-1.5707963267949) translate (10.435cm 3.624cm)" svg:viewBox="0 0 62 62" draw:points="0,62 62,62 62,0 0,0">
            <text:p/>
          </draw:polygon>
          <draw:polygon draw:style-name="gr41" draw:text-style-name="P15" draw:layer="layout" svg:width="0.061cm" svg:height="0.061cm" draw:transform="rotate (-1.5707963267949) translate (10.435cm 3.499cm)" svg:viewBox="0 0 62 62" draw:points="0,62 62,62 62,0 0,0">
            <text:p/>
          </draw:polygon>
          <draw:polygon draw:style-name="gr42" draw:text-style-name="P15" draw:layer="layout" svg:width="0.061cm" svg:height="0.061cm" draw:transform="rotate (-1.5707963267949) translate (10.435cm 3.374cm)" svg:viewBox="0 0 62 62" draw:points="0,62 62,62 62,0 0,0">
            <text:p/>
          </draw:polygon>
          <draw:polygon draw:style-name="gr43" draw:text-style-name="P15" draw:layer="layout" svg:width="0.061cm" svg:height="0.061cm" draw:transform="rotate (-1.5707963267949) translate (10.31cm 3.499cm)" svg:viewBox="0 0 62 62" draw:points="0,62 62,62 62,0 0,0">
            <text:p/>
          </draw:polygon>
          <draw:polygon draw:style-name="gr44" draw:text-style-name="P15" draw:layer="layout" svg:width="0.061cm" svg:height="0.061cm" draw:transform="rotate (-1.5707963267949) translate (10.31cm 3.374cm)" svg:viewBox="0 0 62 62" draw:points="0,62 62,62 62,0 0,0">
            <text:p/>
          </draw:polygon>
          <draw:polygon draw:style-name="gr45" draw:text-style-name="P15" draw:layer="layout" svg:width="0.061cm" svg:height="0.061cm" draw:transform="rotate (-1.5707963267949) translate (10.186cm 3.499cm)" svg:viewBox="0 0 62 62" draw:points="0,62 62,62 62,0 0,0">
            <text:p/>
          </draw:polygon>
          <draw:polygon draw:style-name="gr46" draw:text-style-name="P15" draw:layer="layout" svg:width="0.061cm" svg:height="0.061cm" draw:transform="rotate (-1.5707963267949) translate (10.186cm 3.374cm)" svg:viewBox="0 0 62 62" draw:points="0,62 62,62 62,0 0,0">
            <text:p/>
          </draw:polygon>
        </draw:g>
        <draw:g draw:name="view-calendar_0">
          <draw:custom-shape draw:style-name="gr47" draw:text-style-name="P13" draw:layer="layout" svg:width="1cm" svg:height="1cm" svg:x="9.751cm" svg:y="5.501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8" draw:text-style-name="P14" draw:layer="layout" svg:width="0.499cm" svg:height="0.437cm" svg:x="10cm" svg:y="5.812cm" svg:viewBox="0 0 500 438" draw:points="0,438 500,438 500,0 0,0">
            <text:p/>
          </draw:polygon>
          <draw:polygon draw:style-name="gr49" draw:text-style-name="P15" draw:layer="layout" svg:width="0.061cm" svg:height="0.124cm" draw:transform="rotate (-1.5707963267949) translate (10.187cm 5.75cm)" svg:viewBox="0 0 62 125" draw:points="0,125 62,125 62,0 0,0">
            <text:p/>
          </draw:polygon>
          <draw:polygon draw:style-name="gr50" draw:text-style-name="P15" draw:layer="layout" svg:width="0.061cm" svg:height="0.124cm" draw:transform="rotate (-1.5707963267949) translate (10.437cm 5.75cm)" svg:viewBox="0 0 62 125" draw:points="0,125 62,125 62,0 0,0">
            <text:p/>
          </draw:polygon>
          <draw:polygon draw:style-name="gr51" draw:text-style-name="P15" draw:layer="layout" svg:width="0.061cm" svg:height="0.061cm" draw:transform="rotate (-1.5707963267949) translate (10.436cm 6.125cm)" svg:viewBox="0 0 62 62" draw:points="0,62 62,62 62,0 0,0">
            <text:p/>
          </draw:polygon>
          <draw:polygon draw:style-name="gr52" draw:text-style-name="P15" draw:layer="layout" svg:width="0.061cm" svg:height="0.061cm" draw:transform="rotate (-1.5707963267949) translate (10.436cm 6cm)" svg:viewBox="0 0 62 62" draw:points="0,62 62,62 62,0 0,0">
            <text:p/>
          </draw:polygon>
          <draw:polygon draw:style-name="gr53" draw:text-style-name="P15" draw:layer="layout" svg:width="0.061cm" svg:height="0.061cm" draw:transform="rotate (-1.5707963267949) translate (10.436cm 5.875cm)" svg:viewBox="0 0 62 62" draw:points="0,62 62,62 62,0 0,0">
            <text:p/>
          </draw:polygon>
          <draw:polygon draw:style-name="gr54" draw:text-style-name="P15" draw:layer="layout" svg:width="0.061cm" svg:height="0.061cm" draw:transform="rotate (-1.5707963267949) translate (10.311cm 6cm)" svg:viewBox="0 0 62 62" draw:points="0,62 62,62 62,0 0,0">
            <text:p/>
          </draw:polygon>
          <draw:polygon draw:style-name="gr55" draw:text-style-name="P15" draw:layer="layout" svg:width="0.061cm" svg:height="0.061cm" draw:transform="rotate (-1.5707963267949) translate (10.311cm 5.875cm)" svg:viewBox="0 0 62 62" draw:points="0,62 62,62 62,0 0,0">
            <text:p/>
          </draw:polygon>
          <draw:polygon draw:style-name="gr56" draw:text-style-name="P15" draw:layer="layout" svg:width="0.061cm" svg:height="0.061cm" draw:transform="rotate (-1.5707963267949) translate (10.187cm 6cm)" svg:viewBox="0 0 62 62" draw:points="0,62 62,62 62,0 0,0">
            <text:p/>
          </draw:polygon>
          <draw:polygon draw:style-name="gr57" draw:text-style-name="P15" draw:layer="layout" svg:width="0.061cm" svg:height="0.061cm" draw:transform="rotate (-1.5707963267949) translate (10.187cm 5.875cm)" svg:viewBox="0 0 62 62" draw:points="0,62 62,62 62,0 0,0">
            <text:p/>
          </draw:polygon>
        </draw:g>
        <draw:g draw:name="view-calendar_1">
          <draw:custom-shape draw:style-name="gr58" draw:text-style-name="P13" draw:layer="layout" svg:width="1cm" svg:height="1cm" svg:x="9.752cm" svg:y="7.90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59" draw:text-style-name="P14" draw:layer="layout" svg:width="0.499cm" svg:height="0.437cm" svg:x="10.001cm" svg:y="8.213cm" svg:viewBox="0 0 500 438" draw:points="0,438 500,438 500,0 0,0">
            <text:p/>
          </draw:polygon>
          <draw:polygon draw:style-name="gr60" draw:text-style-name="P15" draw:layer="layout" svg:width="0.061cm" svg:height="0.124cm" draw:transform="rotate (-1.5707963267949) translate (10.188cm 8.151cm)" svg:viewBox="0 0 62 125" draw:points="0,125 62,125 62,0 0,0">
            <text:p/>
          </draw:polygon>
          <draw:polygon draw:style-name="gr61" draw:text-style-name="P15" draw:layer="layout" svg:width="0.061cm" svg:height="0.124cm" draw:transform="rotate (-1.5707963267949) translate (10.438cm 8.151cm)" svg:viewBox="0 0 62 125" draw:points="0,125 62,125 62,0 0,0">
            <text:p/>
          </draw:polygon>
          <draw:polygon draw:style-name="gr62" draw:text-style-name="P15" draw:layer="layout" svg:width="0.061cm" svg:height="0.061cm" draw:transform="rotate (-1.5707963267949) translate (10.437cm 8.526cm)" svg:viewBox="0 0 62 62" draw:points="0,62 62,62 62,0 0,0">
            <text:p/>
          </draw:polygon>
          <draw:polygon draw:style-name="gr63" draw:text-style-name="P15" draw:layer="layout" svg:width="0.061cm" svg:height="0.061cm" draw:transform="rotate (-1.5707963267949) translate (10.437cm 8.401cm)" svg:viewBox="0 0 62 62" draw:points="0,62 62,62 62,0 0,0">
            <text:p/>
          </draw:polygon>
          <draw:polygon draw:style-name="gr64" draw:text-style-name="P15" draw:layer="layout" svg:width="0.061cm" svg:height="0.061cm" draw:transform="rotate (-1.5707963267949) translate (10.437cm 8.276cm)" svg:viewBox="0 0 62 62" draw:points="0,62 62,62 62,0 0,0">
            <text:p/>
          </draw:polygon>
          <draw:polygon draw:style-name="gr65" draw:text-style-name="P15" draw:layer="layout" svg:width="0.061cm" svg:height="0.061cm" draw:transform="rotate (-1.5707963267949) translate (10.312cm 8.401cm)" svg:viewBox="0 0 62 62" draw:points="0,62 62,62 62,0 0,0">
            <text:p/>
          </draw:polygon>
          <draw:polygon draw:style-name="gr66" draw:text-style-name="P15" draw:layer="layout" svg:width="0.061cm" svg:height="0.061cm" draw:transform="rotate (-1.5707963267949) translate (10.312cm 8.276cm)" svg:viewBox="0 0 62 62" draw:points="0,62 62,62 62,0 0,0">
            <text:p/>
          </draw:polygon>
          <draw:polygon draw:style-name="gr67" draw:text-style-name="P15" draw:layer="layout" svg:width="0.061cm" svg:height="0.061cm" draw:transform="rotate (-1.5707963267949) translate (10.188cm 8.401cm)" svg:viewBox="0 0 62 62" draw:points="0,62 62,62 62,0 0,0">
            <text:p/>
          </draw:polygon>
          <draw:polygon draw:style-name="gr68" draw:text-style-name="P15" draw:layer="layout" svg:width="0.061cm" svg:height="0.061cm" draw:transform="rotate (-1.5707963267949) translate (10.188cm 8.276cm)" svg:viewBox="0 0 62 62" draw:points="0,62 62,62 62,0 0,0">
            <text:p/>
          </draw:polygon>
        </draw:g>
        <draw:path draw:name="jump-arrow" draw:style-name="gr69" draw:text-style-name="P16" draw:layer="layout" svg:width="4.999cm" svg:height="1cm" draw:transform="rotate (1.55177223794816) translate (14.4055331228921cm 10.4810361480247cm)" svg:viewBox="0 0 5000 1001" svg:d="M0 1001h1000c88 0 175-24 251-68s139-107 183-183 67-148 67-250c0-88 23-174 67-250s107-139 183-183 162-66 250-67 187 23 263 67 139 107 183 183 67 162 67 250c0 102 23 174 67 250s107 139 183 183 175 67 237 67h1999">
          <text:p/>
        </draw:path>
        <draw:g draw:name="3-circle-arrow">
          <draw:custom-shape draw:name="Pfeil: gebogen 19_0" draw:style-name="gr70" draw:text-style-name="P17" draw:layer="layout" svg:width="2.626cm" svg:height="2.626cm" svg:x="17.831cm" svg:y="5.243cm">
            <text:p/>
            <draw:enhanced-geometry draw:mirror-horizontal="false" draw:mirror-vertical="false" svg:viewBox="0 0 0 0" draw:text-areas="?f193 ?f195 ?f194 ?f196" draw:type="ooxml-circularArrow" draw:modifiers="12500 1142319 20457681 14673235.9607819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radius-range-minimum="0" draw:handle-radius-range-maximum="?f1" draw:handle-position="?f117 ?f118"/>
              <draw:handle draw:handle-radius-range-minimum="0" draw:handle-radius-range-maximum="25000" draw:handle-position="?f68 ?f69"/>
            </draw:enhanced-geometry>
          </draw:custom-shape>
          <draw:custom-shape draw:name="Pfeil: gebogen 19_4" draw:style-name="gr71" draw:text-style-name="P18" draw:layer="layout" svg:width="2.626cm" svg:height="2.626cm" draw:transform="rotate (2.0943951023932) translate (18.664cm 8.35cm)">
            <text:p/>
            <draw:enhanced-geometry draw:mirror-horizontal="false" draw:mirror-vertical="false" svg:viewBox="0 0 0 0" draw:text-areas="?f193 ?f195 ?f194 ?f196" draw:type="ooxml-circularArrow" draw:modifiers="12500 1142319 20457681 14699935.8090509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radius-range-minimum="0" draw:handle-radius-range-maximum="?f1" draw:handle-position="?f117 ?f118"/>
              <draw:handle draw:handle-radius-range-minimum="0" draw:handle-radius-range-maximum="25000" draw:handle-position="?f68 ?f69"/>
            </draw:enhanced-geometry>
          </draw:custom-shape>
          <draw:custom-shape draw:name="Pfeil: gebogen 19_5" draw:style-name="gr72" draw:text-style-name="P19" draw:layer="layout" svg:width="2.626cm" svg:height="2.626cm" draw:transform="rotate (-2.0943951023932) translate (20.937cm 6.076cm)">
            <text:p/>
            <draw:enhanced-geometry draw:mirror-horizontal="false" draw:mirror-vertical="false" svg:viewBox="0 0 0 0" draw:text-areas="?f193 ?f195 ?f194 ?f196" draw:type="ooxml-circularArrow" draw:modifiers="12500 1142319 20457681 14742682.9905043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radius-range-minimum="0" draw:handle-radius-range-maximum="?f1" draw:handle-position="?f117 ?f118"/>
              <draw:handle draw:handle-radius-range-minimum="0" draw:handle-radius-range-maximum="25000" draw:handle-position="?f68 ?f69"/>
            </draw:enhanced-geometry>
          </draw:custom-shape>
        </draw:g>
        <draw:frame draw:style-name="gr73" draw:text-style-name="P20" draw:layer="layout" svg:width="3.487cm" svg:height="0.962cm" svg:x="13.4cm" svg:y="2.1cm">
          <draw:text-box>
            <text:p>БИАТЛОН</text:p>
          </draw:text-box>
        </draw:frame>
        <draw:frame draw:style-name="gr74" draw:text-style-name="P20" draw:layer="layout" svg:width="4.57cm" svg:height="0.962cm" svg:x="16.901cm" svg:y="2.1cm">
          <draw:text-box>
            <text:p>КЕГЕЛЬРИНГ</text:p>
          </draw:text-box>
        </draw:frame>
        <draw:frame draw:style-name="gr75" draw:text-style-name="P21" draw:layer="layout" svg:width="3.249cm" svg:height="0.878cm" svg:x="2.8cm" svg:y="9.15cm">
          <draw:text-box>
            <text:p><text:span text:style-name="T2">КОЛОННА</text:span></text:p>
          </draw:text-box>
        </draw:frame>
        <draw:frame draw:style-name="gr75" draw:text-style-name="P21" draw:layer="layout" svg:width="3.249cm" svg:height="0.878cm" svg:x="23.201cm" svg:y="9.15cm">
          <draw:text-box>
            <text:p><text:span text:style-name="T2">КОЛОННА</text:span></text:p>
          </draw:text-box>
        </draw:frame>
        <draw:frame draw:style-name="gr76" draw:text-style-name="P20" draw:layer="layout" svg:width="5.739cm" svg:height="0.962cm" svg:x="7.8cm" svg:y="2.1cm">
          <draw:text-box>
            <text:p>СХЕМОТЕХНИКА</text:p>
          </draw:text-box>
        </draw:frame>
        <draw:frame draw:style-name="gr77" draw:text-style-name="P20" draw:layer="layout" svg:width="2.614cm" svg:height="0.962cm" svg:x="17.85cm" svg:y="12.85cm">
          <draw:text-box>
            <text:p>ЖЮРИ</text:p>
          </draw:text-box>
        </draw:frame>
        <draw:g draw:name="status-warning_1">
          <draw:path draw:style-name="gr78" draw:text-style-name="P11" draw:layer="layout" svg:width="1.393cm" svg:height="1.016cm" svg:x="6.706cm" svg:y="13.235cm" svg:viewBox="0 0 1394 1017" svg:d="M0 1017c466 0 928 0 1394 0-231-340-466-677-694-1017-234 340-469 677-700 1017z">
            <text:p/>
          </draw:path>
          <draw:path draw:style-name="gr79" draw:text-style-name="P12" draw:layer="layout" svg:width="0.183cm" svg:height="0.676cm" draw:transform="rotate (-3.14159265358979) translate (7.49613795591385cm 14.1679753321391cm)" svg:viewBox="0 0 184 677" svg:d="M184 0c0 47 0 89 0 136-61 0-125 0-184 0 0-47 0-89 0-136 59 0 123 0 184 0zM184 203c0 157 0 316 0 474-61 0-125 0-184 0 0-158 0-317 0-474 59 0 123 0 184 0z">
            <text:p/>
          </draw:path>
        </draw:g>
        <draw:g draw:name="status-warning_2">
          <draw:path draw:style-name="gr80" draw:text-style-name="P11" draw:layer="layout" svg:width="1.393cm" svg:height="1.016cm" svg:x="20.106cm" svg:y="15.136cm" svg:viewBox="0 0 1394 1017" svg:d="M0 1017c466 0 928 0 1394 0-231-340-466-677-694-1017-234 340-469 677-700 1017z">
            <text:p/>
          </draw:path>
          <draw:path draw:style-name="gr81" draw:text-style-name="P12" draw:layer="layout" svg:width="0.183cm" svg:height="0.676cm" draw:transform="rotate (-3.14159265358979) translate (20.8961379559138cm 16.0689753321391cm)" svg:viewBox="0 0 184 677" svg:d="M184 0c0 47 0 89 0 136-61 0-125 0-184 0 0-47 0-89 0-136 59 0 123 0 184 0zM184 203c0 157 0 316 0 474-61 0-125 0-184 0 0-158 0-317 0-474 59 0 123 0 184 0z">
            <text:p/>
          </draw:path>
        </draw:g>
        <draw:frame draw:style-name="gr82" draw:text-style-name="P20" draw:layer="layout" svg:width="2.792cm" svg:height="0.962cm" svg:x="23cm" svg:y="15.2cm">
          <draw:text-box>
            <text:p>Разетки</text:p>
          </draw:text-box>
        </draw:frame>
        <draw:custom-shape draw:name="striped-right-arrow_3" draw:style-name="gr83" draw:text-style-name="P10" draw:layer="layout" svg:width="2.5cm" svg:height="1.5cm" svg:x="20.001cm" svg:y="16.301cm">
          <text:p/>
          <draw:enhanced-geometry draw:mirror-horizontal="false" draw:mirror-vertical="false" svg:viewBox="0 0 0 0" draw:text-areas="?f4 ?f9 ?f13 ?f1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range-y-minimum="0" draw:handle-range-y-maximum="100000" draw:handle-position="0 ?f9"/>
            <draw:handle draw:handle-range-x-minimum="0" draw:handle-range-x-maximum="?f1" draw:handle-position="?f6 0"/>
          </draw:enhanced-geometry>
        </draw:custom-shape>
        <draw:frame draw:style-name="gr84" draw:text-style-name="P20" draw:layer="layout" svg:width="2.403cm" svg:height="0.962cm" svg:x="23cm" svg:y="16.5cm">
          <draw:text-box>
            <text:p>Выход</text:p>
          </draw:text-box>
        </draw:frame>
        <draw:custom-shape draw:style-name="gr85" draw:text-style-name="P1" draw:layer="layout" svg:width="6.5cm" svg:height="3cm" svg:x="19.75cm" svg:y="15cm">
          <text:p/>
          <draw:enhanced-geometry svg:viewBox="0 0 21600 21600" draw:type="rectangle" draw:enhanced-path="M 0 0 L 21600 0 21600 21600 0 21600 0 0 Z N"/>
        </draw:custom-shape>
        <draw:frame draw:style-name="gr86" draw:text-style-name="P20" draw:layer="layout" svg:width="0.853cm" svg:height="0.962cm" svg:x="11.5cm" svg:y="3.65cm">
          <draw:text-box>
            <text:p>1</text:p>
          </draw:text-box>
        </draw:frame>
        <draw:frame draw:style-name="gr86" draw:text-style-name="P20" draw:layer="layout" svg:width="0.853cm" svg:height="0.962cm" svg:x="11.501cm" svg:y="6.05cm">
          <draw:text-box>
            <text:p>2</text:p>
          </draw:text-box>
        </draw:frame>
        <draw:frame draw:style-name="gr86" draw:text-style-name="P20" draw:layer="layout" svg:width="0.853cm" svg:height="0.962cm" svg:x="11.502cm" svg:y="8.45cm">
          <draw:text-box>
            <text:p>3</text:p>
          </draw:text-box>
        </draw:frame>
        <draw:g draw:name="document-print">
          <draw:custom-shape draw:style-name="gr87" draw:text-style-name="P13" draw:layer="layout" svg:width="1.354cm" svg:height="1.174cm" svg:x="19.146cm" svg:y="11.17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88" draw:text-style-name="P15" draw:layer="layout" svg:width="0.219cm" svg:height="0.507cm" draw:transform="rotate (-1.5707963267949) translate (20.076198cm 11.465978cm)" svg:viewBox="0 0 220 508" draw:points="0,508 220,508 220,0 0,0">
            <text:p/>
          </draw:polygon>
          <draw:line draw:style-name="gr89" draw:text-style-name="P15" draw:layer="layout" svg:x1="19.654cm" svg:y1="11.539cm" svg:x2="19.993cm" svg:y2="11.539cm">
            <text:p/>
          </draw:line>
          <draw:line draw:style-name="gr90" draw:text-style-name="P15" draw:layer="layout" svg:x1="19.654cm" svg:y1="11.613cm" svg:x2="19.993cm" svg:y2="11.613cm">
            <text:p/>
          </draw:line>
          <draw:polygon draw:style-name="gr91" draw:text-style-name="P15" draw:layer="layout" svg:width="0.676cm" svg:height="0.22cm" draw:transform="rotate (-3.14159265358979) translate (20.1615cm 11.906228cm)" svg:viewBox="0 0 677 221" draw:points="0,221 677,221 677,0 0,0">
            <text:p/>
          </draw:polygon>
          <draw:polygon draw:style-name="gr92" draw:text-style-name="P15" draw:layer="layout" svg:width="0.338cm" svg:height="0.146cm" svg:x="19.654cm" svg:y="11.906cm" svg:viewBox="0 0 339 147" draw:points="0,147 339,147 339,0 0,0">
            <text:p/>
          </draw:polygon>
          <draw:polygon draw:style-name="gr93" draw:text-style-name="P15" draw:layer="layout" svg:width="0.073cm" svg:height="0.507cm" draw:transform="rotate (1.5707963267949) translate (19.568448cm 11.906228cm)" svg:viewBox="0 0 74 508" draw:points="0,508 74,508 74,0 0,0">
            <text:p/>
          </draw:polygon>
          <draw:line draw:style-name="gr94" draw:text-style-name="P22" draw:layer="layout" svg:x1="20.076cm" svg:y1="11.759cm" svg:x2="19.907cm" svg:y2="11.759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1" draw:display-name="Gradient 31" draw:style="linear" draw:start-color="#d4ea6b" draw:end-color="#468a1a" draw:start-intensity="100%" draw:end-intensity="100%" draw:angle="30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Blue_20_45_20_Degrees" draw:display-name="Blue 45 Degrees" draw:style="single" draw:color="#2a6099" draw:distance="0.203cm" draw:rotation="450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_33__20_Dashes_20_3_20_Dots_20__28_var_29_" draw:display-name="3 Dashes 3 Dots (var)" draw:style="rect" draw:dots1="3" draw:dots1-length="197%" draw:dots2="3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31T11:00:31.362559035</meta:creation-date>
    <dc:date>2021-04-15T12:54:43.796318574</dc:date>
    <meta:editing-duration>PT26M7S</meta:editing-duration>
    <meta:editing-cycles>26</meta:editing-cycles>
    <meta:generator>LibreOffice/7.0.4.2$Linux_X86_64 LibreOffice_project/00$Build-2</meta:generator>
    <meta:document-statistic meta:object-count="115"/>
  </office:meta>
</office:document-meta>
</file>